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60000000615291484B7D6D215.png" manifest:media-type="image/png"/>
  <manifest:file-entry manifest:full-path="Pictures/1000060F000000A40000009FE203CE464942015A.svg" manifest:media-type="image/svg+xml"/>
  <manifest:file-entry manifest:full-path="Pictures/1000020100000007000000063234B6CBAB571ACC.png" manifest:media-type="image/png"/>
  <manifest:file-entry manifest:full-path="Pictures/10000837000000BF0000009FD783409FB86FE572.svg" manifest:media-type="image/svg+xml"/>
  <manifest:file-entry manifest:full-path="Pictures/100002010000003C0000000D499BDF8B8E2E211D.png" manifest:media-type="image/png"/>
  <manifest:file-entry manifest:full-path="Pictures/1000274F0000063B0000015F03B3EFC78ED33980.svg" manifest:media-type="image/svg+xml"/>
  <manifest:file-entry manifest:full-path="Pictures/100002010000009B0000000ED22AAA0F6B828EF4.png" manifest:media-type="image/png"/>
  <manifest:file-entry manifest:full-path="Pictures/10004BB800000FFA000001732D2F36E8144DB42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81d41a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5983b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Dot"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Dot" svg:stroke-width="0.081cm" svg:stroke-color="#81d41a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224b12" draw:fill-color="#224b12" draw:textarea-horizontal-align="justify" draw:textarea-vertical-align="middle" draw:auto-grow-height="false" fo:min-height="0.289cm" fo:min-width="0.14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224b12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896cm" svg:y1="20.126cm" svg:x2="20.52cm" svg:y2="20.126cm">
          <text:p/>
        </draw:line>
        <draw:line draw:style-name="gr1" draw:text-style-name="P1" draw:layer="layout" svg:x1="3.844cm" svg:y1="20.126cm" svg:x2="3.81cm" svg:y2="6.35cm">
          <text:p/>
        </draw:line>
        <draw:path draw:style-name="gr2" draw:text-style-name="P1" draw:layer="layout" svg:width="7.262cm" svg:height="15.249cm" draw:transform="skewX (6.72709761572224E-017) rotate (-1.0768681484805) translate (18.669cm 5.207cm)" svg:viewBox="0 0 7263 15250" svg:d="M731 15250c3751 0 6288-1230 6494-2417 207-1187-464-5298-1436-6975-972-1678-5789-5858-5789-5858">
          <text:p/>
        </draw:path>
        <draw:line draw:style-name="gr3" draw:text-style-name="P1" draw:layer="layout" svg:x1="11.684cm" svg:y1="24.003cm" svg:x2="21.082cm" svg:y2="2.286cm">
          <text:p/>
        </draw:line>
        <draw:line draw:style-name="gr4" draw:text-style-name="P1" draw:layer="layout" svg:x1="11.664cm" svg:y1="24.004cm" svg:x2="21.062cm" svg:y2="2.287cm">
          <text:p/>
        </draw:line>
        <draw:frame draw:style-name="gr5" draw:text-style-name="P2" draw:layer="layout" svg:width="13.783cm" svg:height="1.247cm" svg:x="6.096cm" svg:y="2.944cm">
          <draw:image xlink:href="Pictures/10004BB800000FFA000001732D2F36E8144DB425.svg" xlink:type="simple" xlink:show="embed" xlink:actuate="onLoad" loext:mime-type="image/svg+xml">
            <text:p/>
          </draw:image>
          <draw:image xlink:href="Pictures/100002010000009B0000000ED22AAA0F6B828EF4.png" xlink:type="simple" xlink:show="embed" xlink:actuate="onLoad" loext:mime-type="image/png"/>
          <svg:title>TexMaths</svg:title>
          <svg:desc>14§display§\textcolor{white}{v = f'(u_o)(u-u_0)+f(u_0)}§svg§600§TRUE§</svg:desc>
        </draw:frame>
        <draw:frame draw:style-name="gr5" draw:text-style-name="P2" draw:layer="layout" svg:width="5.98cm" svg:height="1.313cm" svg:x="17.272cm" svg:y="12.276cm">
          <draw:image xlink:href="Pictures/1000274F0000063B0000015F03B3EFC78ED33980.svg" xlink:type="simple" xlink:show="embed" xlink:actuate="onLoad" loext:mime-type="image/svg+xml">
            <text:p/>
          </draw:image>
          <draw:image xlink:href="Pictures/100002010000003C0000000D499BDF8B8E2E211D.png" xlink:type="simple" xlink:show="embed" xlink:actuate="onLoad" loext:mime-type="image/png"/>
          <svg:title>TexMaths</svg:title>
          <svg:desc>14§display§\textcolor{white}{  (u_0,f(u_0)) }§svg§600§TRUE§</svg:desc>
        </draw:frame>
        <draw:frame draw:style-name="gr6" draw:text-style-name="P3" draw:layer="layout" svg:width="1.528cm" svg:height="1.27cm" svg:x="20.701cm" svg:y="19.558cm">
          <draw:image xlink:href="Pictures/10000837000000BF0000009FD783409FB86FE572.svg" xlink:type="simple" xlink:show="embed" xlink:actuate="onLoad" loext:mime-type="image/svg+xml">
            <text:p/>
          </draw:image>
          <draw:image xlink:href="Pictures/1000020100000007000000063234B6CBAB571ACC.png" xlink:type="simple" xlink:show="embed" xlink:actuate="onLoad" loext:mime-type="image/png"/>
          <svg:title>TexMaths</svg:title>
          <svg:desc>14§display§\textcolor{mygreen}{u}§svg§600§TRUE§</svg:desc>
        </draw:frame>
        <draw:frame draw:style-name="gr6" draw:text-style-name="P3" draw:layer="layout" svg:width="1.397cm" svg:height="1.354cm" svg:x="2.794cm" svg:y="4.319cm">
          <draw:image xlink:href="Pictures/1000060F000000A40000009FE203CE464942015A.svg" xlink:type="simple" xlink:show="embed" xlink:actuate="onLoad" loext:mime-type="image/svg+xml">
            <text:p/>
          </draw:image>
          <draw:image xlink:href="Pictures/10000201000000060000000615291484B7D6D215.png" xlink:type="simple" xlink:show="embed" xlink:actuate="onLoad" loext:mime-type="image/png"/>
          <svg:title>TexMaths</svg:title>
          <svg:desc>14§display§\textcolor{mygreen}{v}§svg§600§TRUE§</svg:desc>
        </draw:frame>
        <draw:custom-shape draw:style-name="gr7" draw:text-style-name="P4" draw:layer="layout" svg:width="0.909cm" svg:height="0.761cm" svg:x="16.236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15:36.786801983</dc:date>
    <meta:editing-duration>PT2H53M37S</meta:editing-duration>
    <meta:editing-cycles>16</meta:editing-cycles>
    <meta:generator>LibreOffice/6.4.7.2$Linux_X86_64 LibreOffice_project/40$Build-2</meta:generator>
    <meta:document-statistic meta:object-count="10"/>
  </office:meta>
</office:document-meta>
</file>